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">
      <style:paragraph-properties fo:text-align="center" style:justify-single-word="false" style:page-number="auto"/>
      <style:text-properties fo:font-size="20pt" fo:language="sk" fo:country="SK" fo:font-weight="bold" style:font-size-asian="20pt" style:font-weight-asian="bold" style:font-size-complex="20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fo:language="en" fo:country="US" fo:font-style="italic" style:font-style-asian="italic" style:font-style-complex="italic"/>
    </style:style>
    <style:style style:name="P6" style:family="paragraph" style:parent-style-name="Standard" style:list-style-name="L1">
      <style:text-properties fo:language="en" fo:country="US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/>
    </style:style>
    <style:style style:name="T3" style:family="text">
      <style:text-properties fo:language="sk" fo:country="SK" fo:font-style="italic" style:font-style-asian="italic"/>
    </style:style>
    <style:style style:name="T4" style:family="text">
      <style:text-properties fo:language="sk" fo:country="SK" fo:font-style="italic" style:font-style-asian="italic" style:font-style-complex="italic"/>
    </style:style>
    <style:style style:name="T5" style:family="text">
      <style:text-properties fo:language="sk" fo:country="SK" fo:font-style="italic" style:font-style-complex="italic"/>
    </style:style>
    <style:style style:name="T6" style:family="text">
      <style:text-properties fo:language="sk" fo:country="SK" style:font-style-asian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complex="italic"/>
    </style:style>
    <style:style style:name="T10" style:family="text">
      <style:text-properties fo:language="en" fo:country="US" style:font-style-asian="italic"/>
    </style:style>
    <style:style style:name="T11" style:family="text">
      <style:text-properties fo:font-style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complex="italic"/>
    </style:style>
    <style:style style:name="T14" style:family="text">
      <style:text-properties style:font-style-asian="italic"/>
    </style:style>
    <style:style style:name="T15" style:family="text">
      <style:text-properties style:font-style-asian="italic" style:font-style-complex="italic"/>
    </style:style>
    <style:style style:name="T16" style:family="text">
      <style:text-properties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ovací formulár</text:p>
      <text:p text:style-name="Standard"/>
      <text:list xml:id="list31544505" text:style-name="L1">
        <text:list-item>
          <text:p text:style-name="P3">Zisti hodnotu RMSE a MFE pre piatu hodinu predpovede <text:span text:style-name="T7">(</text:span><text:span text:style-name="T8">forecast hour</text:span><text:span text:style-name="T7">)</text:span> v Júny.</text:p>
        </text:list-item>
      </text:list>
      <text:p text:style-name="Standard"/>
      <text:p text:style-name="Standard"><text:tab/>RMSE:<text:tab/><text:tab/>MFE:</text:p>
      <text:p text:style-name="Standard"/>
      <text:list xml:id="list31699241" text:continue-numbering="true" text:style-name="L1">
        <text:list-item>
          <text:p text:style-name="P3">Pre Apríl nájdi 2 hodnoty predpovedí, ktoré sa výrazne líšia od ostatných hodnôt (tzv. outlierov).</text:p>
        </text:list-item>
      </text:list>
      <text:p text:style-name="Standard"><text:tab/></text:p>
      <text:list xml:id="list31534542" text:style-name="L2">
        <text:list-item>
          <text:list>
            <text:list-item>
              <text:list>
                <text:list-item>
                  <text:p text:style-name="P4">Hodnota:<text:tab/><text:tab/>Predpoveď:</text:p>
                  <text:p text:style-name="P4"/>
                </text:list-item>
                <text:list-item>
                  <text:p text:style-name="P4">Hodnota:<text:tab/><text:tab/>Predpoveď:</text:p>
                </text:list-item>
              </text:list>
            </text:list-item>
          </text:list>
        </text:list-item>
      </text:list>
      <text:p text:style-name="Standard"/>
      <text:list xml:id="list31691942" text:continue-list="list31699241" text:style-name="L1">
        <text:list-item>
          <text:p text:style-name="P3">Nájdi aká predpovedaná hodina <text:span text:style-name="T7">(</text:span><text:span text:style-name="T8">forecast hour</text:span><text:span text:style-name="T7">) </text:span>mala pre Január najväčšie MFE.</text:p>
        </text:list-item>
      </text:list>
      <text:p text:style-name="Standard"><text:tab/></text:p>
      <text:p text:style-name="Standard"><text:tab/></text:p>
      <text:p text:style-name="Standard"/>
      <text:list xml:id="list31695896" text:continue-numbering="true" text:style-name="L1">
        <text:list-item>
          <text:p text:style-name="P3">Nájdi, v ktorom mesiaci v roku bola priemerná absolútna chyba <text:span text:style-name="T7">(MAE)</text:span> najnižšia.</text:p>
        </text:list-item>
      </text:list>
      <text:p text:style-name="Standard"/>
      <text:p text:style-name="Standard"><text:tab/></text:p>
      <text:p text:style-name="Standard"/>
      <text:list xml:id="list31709949" text:continue-numbering="true" text:style-name="L1">
        <text:list-item>
          <text:p text:style-name="P3">Porovnaj rozptyl chýb na začiatku a <text:s/>konci predpovede pre December. </text:p>
          <text:p text:style-name="P6">(<text:span text:style-name="T1">vyber 1 z troch možností</text:span>)</text:p>
        </text:list-item>
      </text:list>
      <text:p text:style-name="P5"/>
      <text:p text:style-name="P5"><text:tab/><text:span text:style-name="T1">a</text:span>) <text:span text:style-name="T1">Smerom ku koncu predpovede sa rozptyl výrazne zväčšuje</text:span></text:p>
      <text:p text:style-name="P5"><text:span text:style-name="T1"/></text:p>
      <text:p text:style-name="P5"><text:span text:style-name="T1"><text:tab/>b</text:span>) <text:span text:style-name="T1">Smerom ku koncu predpovede sa rozptyl výrazne zmenšuje</text:span></text:p>
      <text:p text:style-name="P5"><text:span text:style-name="T1"/></text:p>
      <text:p text:style-name="Standard"><text:span text:style-name="T4"><text:tab/>c</text:span><text:span text:style-name="T8">) </text:span><text:span text:style-name="T4">Počas celej predpovede </text:span><text:span text:style-name="T4">zostáva rozptyl približne rovnaký</text:span></text:p>
      <text:p text:style-name="Standard"><text:span text:style-name="T4"/></text:p>
      <text:p text:style-name="Standard"/>
      <text:list xml:id="list31690199" text:continue-numbering="true" text:style-name="L1">
        <text:list-item>
          <text:p text:style-name="P3">Zisti, či model <text:span text:style-name="T1">celoročne</text:span> skôr nadhodnocuje alebo podhodnocuje predpovede.</text:p>
          <text:p text:style-name="P3"><text:span text:style-name="T7">(</text:span><text:span text:style-name="T1">záporné hodnoty = podhodnotenie, kladné hodnoty = nadhodnotenie</text:span><text:span text:style-name="T7">)</text:span> </text:p>
        </text:list-item>
      </text:list>
      <text:p text:style-name="P7"/>
      <text:p text:style-name="Standard"><text:span text:style-name="T12"><text:tab/></text:span><text:span text:style-name="T8">a) </text:span><text:span text:style-name="T4">Nadhodnocuje</text:span></text:p>
      <text:p text:style-name="Standard"><text:span text:style-name="T8"><text:tab/></text:span></text:p>
      <text:p text:style-name="Standard"><text:span text:style-name="T8"><text:tab/>b)</text:span> <text:span text:style-name="T12">Podhodnocuje</text:span></text:p>
      <text:p text:style-name="Standard"/>
      <text:list xml:id="list31693094" text:continue-numbering="true" text:style-name="L1">
        <text:list-item>
          <text:p text:style-name="P3">Zisti, ktorú predpovednú hodinu <text:span text:style-name="T7">(</text:span><text:span text:style-name="T8">forecast hour</text:span><text:span text:style-name="T7">)</text:span> počas celého roka zvyknú byť predpovede najviac a najmenej presné.</text:p>
          <text:p text:style-name="P6">(<text:span text:style-name="T1">presné = hodnoty štatistík sú blízko 0</text:span>)</text:p>
        </text:list-item>
      </text:list>
      <text:p text:style-name="Standard"/>
      <text:p text:style-name="Standard"><text:tab/>Najmenej:<text:tab/><text:tab/><text:tab/>Najviac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81cm" fo:margin-right="1.21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Kružliak</meta:initial-creator>
    <meta:creation-date>2015-04-18T16:14:33.85</meta:creation-date>
    <dc:date>2015-04-20T11:53:19.66</dc:date>
    <meta:editing-duration>PT01H18M34S</meta:editing-duration>
    <meta:editing-cycles>29</meta:editing-cycles>
    <meta:generator>OpenOffice.org/3.2$Win32 OpenOffice.org_project/320m18$Build-9502</meta:generator>
    <meta:document-statistic meta:table-count="0" meta:image-count="0" meta:object-count="0" meta:page-count="1" meta:paragraph-count="25" meta:word-count="155" meta:character-count="1038"/>
  </office:meta>
</office:document-meta>
</file>